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6.718cm" fo:min-width="12.6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7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28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13cm" fo:min-width="2.29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311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6.364cm" fo:min-width="12.691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13cm" fo:min-width="2.57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13cm" fo:min-width="2.7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55cm"/>
    </style:style>
    <style:style style:name="gr13" style:family="graphic" style:parent-style-name="standard">
      <style:graphic-properties svg:stroke-color="#999999" draw:marker-start="" draw:marker-end="Extrémités_20_de_20_flèche_20_2" draw:fill-color="#999999" draw:textarea-horizontal-align="justify" draw:textarea-vertical-align="middle" draw:auto-grow-height="false" fo:min-height="0cm" fo:min-width="1.311cm"/>
    </style:style>
    <style:style style:name="gr14" style:family="graphic" style:parent-style-name="standard">
      <style:graphic-properties svg:stroke-width="0.106cm" draw:marker-start="Extrémités_20_de_20_flèche_20_5" draw:marker-start-width="0.458cm" draw:marker-end="Extrémités_20_de_20_flèche_20_6" draw:marker-end-width="0.458cm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ff0000" draw:marker-start="Extrémités_20_de_20_flèche_20_6" draw:marker-start-width="0.359cm" draw:marker-end="Extrémités_20_de_20_flèche_20_8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style:font-name="Ubuntu" fo:font-style="normal" style:font-style-asian="normal" style:font-style-complex="normal"/>
    </style:style>
    <style:style style:name="P5" style:family="paragraph">
      <loext:graphic-properties draw:fill="none" draw:fill-color="#000000"/>
      <style:paragraph-properties fo:text-align="center" style:writing-mode="lr-tb"/>
      <style:text-properties style:font-name="Ubuntu" fo:font-style="normal" style:font-style-asian="normal" style:font-style-complex="normal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style:font-name="Ubuntu" fo:font-style="normal" style:font-style-asian="normal" style:font-style-complex="normal"/>
    </style:style>
    <style:style style:name="T2" style:family="text">
      <style:text-properties style:font-name="Ubuntu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.2cm" svg:height="3.2cm" svg:x="7cm" svg:y="6cm">
            <text:p text:style-name="P1"><text:span text:style-name="T1">Serveur</text:span><text:span text:style-name="T2"> Tomca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8.7cm" svg:height="9.9cm" svg:x="0.15cm" svg:y="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6.1cm" svg:height="3.2cm" svg:x="3cm" svg:y="1.8cm">
            <text:p text:style-name="P1"><text:span text:style-name="T1">Back-end</text:span></text:p>
            <text:p text:style-name="P1"><text:span text:style-name="T2">Java Spring B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5.4cm" svg:height="3.2cm" svg:x="10.693cm" svg:y="1.765cm">
            <text:p text:style-name="P1"><text:span text:style-name="T1">Serveur </text:span><text:span text:style-name="T2">MySQ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4.7cm" svg:height="1.1cm" svg:x="1.9cm" svg:y="5.7cm">
            <draw:text-box>
              <text:p>VPS Back-end</text:p>
            </draw:text-box>
          </draw:frame>
          <draw:g>
            <draw:custom-shape draw:style-name="gr6" draw:text-style-name="P5" draw:layer="layout" svg:width="4cm" svg:height="2cm" svg:x="2.75cm" svg:y="14.5cm">
              <text:p text:style-name="P4"><text:span text:style-name="T1">SPA Mai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999cm" svg:height="0.477cm" draw:transform="skewX (-0.00209439510239329) rotate (0.872664625997165) translate (12.02cm 18.004cm)">
              <text:p/>
              <draw:enhanced-geometry svg:viewBox="0 0 21600 21600" draw:mirror-horizontal="false" draw:mirror-vertical="false" draw:text-areas="?f5 ?f1 ?f6 ?f3" draw:type="left-right-arrow" draw:modifiers="4033.97876327295 8079.80049875312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8" draw:text-style-name="P2" draw:layer="layout" svg:width="18.701cm" svg:height="9.4cm" svg:x="0.15cm" svg:y="12.1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6.1cm" svg:height="3.2cm" svg:x="6.45cm" svg:y="17.6cm">
              <text:p text:style-name="P1"><text:span text:style-name="T1">Serveur</text:span><text:span text:style-name="T2"> Apach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3" draw:layer="layout" svg:width="4.899cm" svg:height="1.073cm" svg:x="0.851cm" svg:y="17.527cm">
              <draw:text-box>
                <text:p>VPS Front-End</text:p>
              </draw:text-box>
            </draw:frame>
            <draw:custom-shape draw:style-name="gr10" draw:text-style-name="P5" draw:layer="layout" svg:width="4.4cm" svg:height="2cm" svg:x="7.35cm" svg:y="13.801cm">
              <text:p text:style-name="P4"><text:span text:style-name="T1">SPA Adviso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4.6cm" svg:height="2cm" svg:x="11.95cm" svg:y="14.5cm">
              <text:p text:style-name="P4"><text:span text:style-name="T1">SPA Automat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1.385cm" svg:height="0.478cm" draw:transform="skewX (-0.00418879020478639) rotate (1.5707963267949) translate (9.203cm 17.387cm)">
              <text:p/>
              <draw:enhanced-geometry svg:viewBox="0 0 21600 21600" draw:mirror-horizontal="false" draw:mirror-vertical="false" draw:text-areas="?f5 ?f1 ?f6 ?f3" draw:type="left-right-arrow" draw:modifiers="4033.97876327295 8079.80049875312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3" draw:text-style-name="P6" draw:layer="layout" svg:width="1.999cm" svg:height="0.477cm" draw:transform="skewX (-0.00209439510239329) rotate (0.872664625997165) translate (5.416cm 17.904cm)">
              <text:p/>
              <draw:enhanced-geometry svg:viewBox="0 0 21600 21600" draw:mirror-horizontal="true" draw:mirror-vertical="false" draw:text-areas="?f5 ?f1 ?f6 ?f3" draw:type="left-right-arrow" draw:modifiers="4033.97876327295 8079.80049875312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custom-shape draw:style-name="gr12" draw:text-style-name="P6" draw:layer="layout" svg:width="1.385cm" svg:height="0.478cm" draw:transform="skewX (-0.00418879020478639) translate (9.2cm 3.15cm)">
            <text:p/>
            <draw:enhanced-geometry svg:viewBox="0 0 21600 21600" draw:mirror-horizontal="false" draw:mirror-vertical="false" draw:text-areas="?f5 ?f1 ?f6 ?f3" draw:type="left-right-arrow" draw:modifiers="4033.97876327295 8079.800498753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" draw:text-style-name="P6" draw:layer="layout" svg:width="1.385cm" svg:height="0.478cm" draw:transform="skewX (-0.00418879020478645) rotate (2.18166156499291) translate (7.71cm 6.31cm)">
            <text:p/>
            <draw:enhanced-geometry svg:viewBox="0 0 21600 21600" draw:mirror-horizontal="false" draw:mirror-vertical="false" draw:text-areas="?f5 ?f1 ?f6 ?f3" draw:type="left-right-arrow" draw:modifiers="4033.97876327295 8079.800498753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14" draw:text-style-name="P7" draw:layer="layout" svg:x1="9.2cm" svg:y1="10.7cm" svg:x2="5.4cm" svg:y2="14.4cm">
            <text:p/>
          </draw:line>
          <draw:line draw:style-name="gr14" draw:text-style-name="P7" draw:layer="layout" svg:x1="13.7cm" svg:y1="14.4cm" svg:x2="9.8cm" svg:y2="10.7cm">
            <text:p/>
          </draw:line>
          <draw:line draw:style-name="gr14" draw:text-style-name="P7" draw:layer="layout" svg:x1="9.5cm" svg:y1="13.7cm" svg:x2="9.5cm" svg:y2="10.8cm">
            <text:p/>
          </draw:line>
          <draw:line draw:style-name="gr15" draw:text-style-name="P8" draw:layer="layout" svg:x1="9.5cm" svg:y1="9.2cm" svg:x2="9.5cm" svg:y2="10.78cm">
            <text:p/>
          </draw:line>
          <draw:line draw:style-name="gr15" draw:text-style-name="P8" draw:layer="layout" svg:x1="9.5cm" svg:y1="20.8cm" svg:x2="9.5cm" svg:y2="22.3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2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3T18:40:33.413986023</meta:creation-date>
    <dc:date>2022-07-24T14:47:45.537298883</dc:date>
    <meta:editing-duration>PT39M29S</meta:editing-duration>
    <meta:editing-cycles>13</meta:editing-cycles>
    <meta:generator>LibreOffice/7.3.4.2$Linux_X86_64 LibreOffice_project/30$Build-2</meta:generator>
    <meta:document-statistic meta:object-count="23"/>
  </office:meta>
</office:document-meta>
</file>